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7: Инструменты и ресурсы</text:h>
      <text:h text:style-name="P1" text:outline-level="4">1. Инструменты разработчика</text:h>
      <text:p text:style-name="P2"><text:span text:style-name="Strong_20_Emphasis">DevTools в браузерах:</text:span> Браузерные инструменты разработчика (DevTools) предоставляют широкий набор возможностей для отладки, анализа и редактирования веб-страниц. Они включают в себя консоль для отображения ошибок JavaScript, инспектор элементов для изучения и изменения HTML и CSS, а также сетевую панель для анализа запросов и загрузки ресурсов.</text:p>
      <text:p text:style-name="P2"><text:span text:style-name="Strong_20_Emphasis">Отладка и инспектирование CSS:</text:span> DevTools позволяют легко отлаживать CSS код, изменять стили в реальном времени, просматривать боковую панель Box Model, проверять распределение элементов и многое другое, что значительно упрощает процесс создания и отладки стилей.</text:p>
      <text:h text:style-name="P1" text:outline-level="4">2. Полезные ресурсы</text:h>
      <text:p text:style-name="P2"><text:span text:style-name="Strong_20_Emphasis">Сайты, блоги, форумы о CSS:</text:span> Существует множество ресурсов, где можно найти актуальную информацию о CSS, такие как MDN Web Docs, CSS-Tricks, Codrops, Smashing Magazine. Блоги и форумы обеспечивают обмен знаниями и опытом с другими разработчиками, а также предоставляют обучающие материалы и решения проблем.</text:p>
      <text:p text:style-name="P2"><text:span text:style-name="Strong_20_Emphasis">Инструменты для создания CSS:</text:span> Различные онлайн и автономные инструменты, такие как CSS-генераторы, сниппеты кода, редакторы стилей (например, CodePen, JSFiddle, SassMeister) помогают разработчикам быстро экспериментировать с CSS и делиться своими работами.</text:p>
      <text:p text:style-name="P2">Понимание инструментов разработчика и использование полезных ресурсов помогает разработчикам улучшить свои навыки, ускорить процесс разработки и быть в курсе последних тенденций в области CSS и веб-разработк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16:44:02.64</dc:date>
    <meta:document-statistic meta:table-count="0" meta:image-count="0" meta:object-count="0" meta:page-count="1" meta:paragraph-count="8" meta:word-count="189" meta:character-count="1453"/>
    <dc:creator>Dima Wide</dc:creator>
    <meta:user-defined meta:name="Info 1"/>
    <meta:user-defined meta:name="Info 2"/>
    <meta:user-defined meta:name="Info 3"/>
    <meta:user-defined meta:name="Info 4"/>
  </office:meta>
</office:document-meta>
</file>